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'" style:font-family-generic="swiss" style:font-pitch="variable" fo:font-size="12pt" style:font-size-asian="12pt" style:font-size-complex="12pt"/>
    </style:style>
    <style:style style:name="T1" style:family="text">
      <style:text-properties fo:font-family="'DejaVu Sans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1.5cm" svg:x="2.77cm" svg:y="9.77cm">
          <text:p text:style-name="P1"><text:span text:style-name="T1">Input</text:span></text:p>
          <text:p text:style-name="P1"><text:span text:style-name="T1">Conn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5cm" svg:height="1.5cm" svg:x="16.27cm" svg:y="9.77cm">
          <draw:glue-point draw:id="4" svg:x="-5cm" svg:y="-3cm"/>
          <draw:glue-point draw:id="5" svg:x="-5cm" svg:y="3cm"/>
          <text:p text:style-name="P1"><text:span text:style-name="T1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5cm" svg:height="1.5cm" svg:x="9.77cm" svg:y="12.77cm">
          <text:p text:style-name="P1"><text:span text:style-name="T1">Cub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77cm" svg:y1="10.52cm" svg:x2="8.27cm" svg:y2="8.02cm" draw:start-shape="id1" draw:start-glue-point="1" draw:end-shape="id2" draw:end-glue-point="6" svg:d="m5770 10520h1250v-2500h1250">
          <text:p/>
        </draw:connector>
        <draw:connector draw:style-name="gr2" draw:text-style-name="P1" draw:layer="layout" svg:x1="5.77cm" svg:y1="10.52cm" svg:x2="8.27cm" svg:y2="13.52cm" draw:start-shape="id1" draw:start-glue-point="1" draw:end-shape="id3" draw:end-glue-point="6" svg:d="m5770 10520h1250v3000h1250">
          <text:p/>
        </draw:connector>
        <draw:custom-shape draw:style-name="gr1" draw:text-style-name="P2" xml:id="id4" draw:id="id4" draw:layer="layout" svg:width="2.5cm" svg:height="1.5cm" svg:x="9.77cm" svg:y="7.27cm">
          <text:p text:style-name="P1"><text:span text:style-name="T1">Squar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0.5cm" svg:height="0.5cm" svg:x="8.27cm" svg:y="7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77cm" svg:y1="8.02cm" svg:x2="9.77cm" svg:y2="8.02cm" draw:start-shape="id2" draw:start-glue-point="10" draw:end-shape="id4" draw:end-glue-point="3" svg:d="m8770 8020h1000">
          <text:p/>
        </draw:connector>
        <draw:custom-shape draw:style-name="gr3" draw:text-style-name="P1" xml:id="id3" draw:id="id3" draw:layer="layout" svg:width="0.5cm" svg:height="0.5cm" svg:x="8.27cm" svg:y="1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77cm" svg:y1="13.52cm" svg:x2="9.77cm" svg:y2="13.52cm" draw:start-shape="id3" draw:start-glue-point="10" draw:end-shape="id5" draw:end-glue-point="3" svg:d="m8770 13520h1000">
          <text:p/>
        </draw:connector>
        <draw:custom-shape draw:style-name="gr4" draw:text-style-name="P2" draw:layer="layout" svg:width="1.5cm" svg:height="1cm" svg:x="7.77cm" svg:y="6.77cm">
          <text:p text:style-name="P1"><text:span text:style-name="T1">CP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cm" svg:x="7.77cm" svg:y="12.27cm">
          <text:p text:style-name="P1"><text:span text:style-name="T1">CP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0.5cm" svg:height="0.5cm" svg:x="13.77cm" svg:y="7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27cm" svg:y1="8.02cm" svg:x2="13.77cm" svg:y2="8.02cm" draw:start-shape="id4" draw:start-glue-point="1" draw:end-shape="id6" draw:end-glue-point="6" svg:d="m12270 8020h1500">
          <text:p/>
        </draw:connector>
        <draw:connector draw:style-name="gr2" draw:text-style-name="P1" draw:layer="layout" svg:x1="14.27cm" svg:y1="8.02cm" svg:x2="16.27cm" svg:y2="10.07cm" draw:start-shape="id6" draw:start-glue-point="10" draw:end-shape="id7" draw:end-glue-point="4" svg:d="m14270 8020h1001v2050h999">
          <text:p/>
        </draw:connector>
        <draw:custom-shape draw:style-name="gr3" draw:text-style-name="P1" xml:id="id8" draw:id="id8" draw:layer="layout" svg:width="0.5cm" svg:height="0.5cm" svg:x="13.77cm" svg:y="1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27cm" svg:y1="13.52cm" svg:x2="13.77cm" svg:y2="13.52cm" draw:start-shape="id5" draw:start-glue-point="1" draw:end-shape="id8" draw:end-glue-point="6" svg:d="m12270 13520h1500">
          <text:p/>
        </draw:connector>
        <draw:connector draw:style-name="gr2" draw:text-style-name="P1" draw:layer="layout" svg:x1="14.27cm" svg:y1="13.52cm" svg:x2="16.27cm" svg:y2="10.97cm" draw:start-shape="id8" draw:start-glue-point="10" draw:end-shape="id7" draw:end-glue-point="5" svg:d="m14270 13520h1001v-2550h999">
          <text:p/>
        </draw:connector>
        <draw:custom-shape draw:style-name="gr4" draw:text-style-name="P2" draw:layer="layout" svg:width="1.5cm" svg:height="1cm" svg:x="13.27cm" svg:y="6.77cm">
          <text:p text:style-name="P1"><text:span text:style-name="T1">CP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cm" svg:x="13.27cm" svg:y="12.27cm">
          <text:p text:style-name="P1"><text:span text:style-name="T1">CP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cm" svg:height="1.5cm" svg:x="21.77cm" svg:y="9.77cm">
          <text:p text:style-name="P1"><text:span text:style-name="T1">Output</text:span></text:p>
          <text:p text:style-name="P1"><text:span text:style-name="T1">Conne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0.5cm" svg:height="0.5cm" svg:x="20.17cm" svg:y="1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8.77cm" svg:y1="10.52cm" svg:x2="20.17cm" svg:y2="10.52cm" draw:start-shape="id7" draw:start-glue-point="1" draw:end-shape="id9" draw:end-glue-point="6" svg:d="m18770 10520h1400">
          <text:p/>
        </draw:connector>
        <draw:connector draw:style-name="gr2" draw:text-style-name="P1" draw:layer="layout" svg:x1="20.67cm" svg:y1="10.52cm" svg:x2="21.77cm" svg:y2="10.52cm" draw:start-shape="id9" draw:start-glue-point="10" draw:end-shape="id10" draw:end-glue-point="3" svg:d="m20670 10520h1100">
          <text:p/>
        </draw:connector>
        <draw:custom-shape draw:style-name="gr4" draw:text-style-name="P2" draw:layer="layout" svg:width="1.5cm" svg:height="1cm" svg:x="19.67cm" svg:y="9.27cm">
          <text:p text:style-name="P1"><text:span text:style-name="T1">CP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cm" svg:height="1cm" svg:x="7.27cm" svg:y="8.27cm">
          <text:p text:style-name="P1"><text:span text:style-name="T1">Inte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1cm" svg:x="7.27cm" svg:y="13.77cm">
          <text:p text:style-name="P1"><text:span text:style-name="T1">Integ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cm" svg:height="1cm" svg:x="12.77cm" svg:y="8.27cm">
          <text:p text:style-name="P1"><text:span text:style-name="T1">Integ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cm" svg:height="1cm" svg:x="12.77cm" svg:y="13.77cm">
          <text:p text:style-name="P1"><text:span text:style-name="T1">Integ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cm" svg:height="1cm" svg:x="19.27cm" svg:y="10.77cm">
          <text:p text:style-name="P1"><text:span text:style-name="T1">Integ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lian Dumitrascu</meta:initial-creator>
    <meta:creation-date>2011-08-31T09:49:21</meta:creation-date>
    <dc:date>2011-11-18T17:56:32</dc:date>
    <dc:creator>Stelian Dumitrascu</dc:creator>
    <meta:editing-duration>PT13H24M26S</meta:editing-duration>
    <meta:editing-cycles>6</meta:editing-cycles>
    <meta:generator>LibreOffice/3.3$Linux LibreOffice_project/330m19$Build-401</meta:generator>
    <meta:document-statistic meta:object-count="30"/>
  </office:meta>
</office:document-meta>
</file>